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E0000004E2CF5DB4B4598BF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brito Sans Cond Book" svg:font-family="'Cabrito Sans Cond Book', Arial" style:font-family-generic="modern" style:font-pitch="variable"/>
    <style:font-face style:name="Cabrito Sans Cond Demi" svg:font-family="'Cabrito Sans Cond Demi', 'Times New Roman'" style:font-family-generic="modern" style:font-pitch="variable"/>
    <style:font-face style:name="Cabrito Sans Ext Regular" svg:font-family="'Cabrito Sans Ext Regular', Calibri" style:font-family-generic="moder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5.191cm"/>
    </style:style>
    <style:style style:name="Tableau1.B" style:family="table-column">
      <style:table-column-properties style:column-width="11.058cm"/>
    </style:style>
    <style:style style:name="Tableau1.1" style:family="table-row">
      <style:table-row-properties fo:keep-together="auto"/>
    </style:style>
    <style:style style:name="Tableau1.A1" style:family="table-cell">
      <style:table-cell-properties style:vertical-align="top" fo:background-color="#7635ff" fo:padding-left="0.191cm" fo:padding-right="0.191cm" fo:padding-top="0cm" fo:padding-bottom="0cm" fo:border="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color="#000000" loext:opacity="100%" style:font-name="Calibri" style:font-name-complex="Calibri"/>
    </style:style>
    <style:style style:name="P2" style:family="paragraph" style:parent-style-name="Footer">
      <style:text-properties style:font-name="Calibri" fo:font-size="11pt" style:font-size-asian="11pt" style:font-name-complex="Calibri" style:font-size-complex="11pt"/>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paragraph-properties fo:margin-left="0.635cm" fo:margin-right="0cm"/>
      <style:text-properties style:font-name="Calibri" fo:font-size="11pt" style:font-size-asian="11pt" style:font-name-complex="Calibri" style:font-size-complex="11pt"/>
    </style:style>
    <style:style style:name="P5" style:family="paragraph" style:parent-style-name="Standard">
      <style:paragraph-properties fo:margin-top="0cm" fo:margin-bottom="0cm" style:contextual-spacing="true"/>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7" style:family="paragraph" style:parent-style-name="Standard">
      <style:paragraph-properties fo:margin-left="1.27cm" fo:margin-right="0cm"/>
      <style:text-properties style:font-name="Calibri" fo:font-size="11pt" fo:font-weight="bold" style:font-size-asian="11pt" style:font-weight-asian="bold" style:font-name-complex="Calibri" style:font-size-complex="11pt" style:font-weight-complex="bold"/>
    </style:style>
    <style:style style:name="P8" style:family="paragraph" style:parent-style-name="Standard">
      <style:text-properties style:font-name="Calibri" fo:font-size="11pt" fo:font-weight="bold" style:font-name-asian="Times New Roman" style:font-size-asian="11pt" style:font-weight-asian="bold" style:font-name-complex="Calibri" style:font-size-complex="11pt"/>
    </style:style>
    <style:style style:name="P9"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10"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style>
    <style:style style:name="P11" style:family="paragraph" style:parent-style-name="Paragraphe_20_de_20_liste">
      <style:paragraph-properties fo:margin-top="0cm" fo:margin-bottom="0.353cm" style:contextual-spacing="true" fo:line-height="115%" fo:text-align="start" style:justify-single-word="false"/>
      <style:text-properties style:font-name="Calibri" fo:font-size="12pt" fo:font-weight="bold" style:font-size-asian="12pt" style:font-weight-asian="bold" style:font-name-complex="Calibri" style:font-size-complex="12pt"/>
    </style:style>
    <style:style style:name="P12" style:family="paragraph" style:parent-style-name="Text_20_body">
      <style:paragraph-properties fo:margin-top="0cm" fo:margin-bottom="0.353cm" style:contextual-spacing="true" fo:line-height="115%" fo:text-align="start" style:justify-single-word="false"/>
      <style:text-properties style:font-name="Calibri" fo:font-size="12pt" fo:font-weight="bold" style:font-size-asian="12pt" style:font-weight-asian="bold" style:font-name-complex="Calibri" style:font-size-complex="12pt"/>
    </style:style>
    <style:style style:name="P13" style:family="paragraph" style:parent-style-name="Standard">
      <style:text-properties style:font-name="Calibri" fo:font-size="12pt" fo:font-weight="bold" style:font-size-asian="12pt" style:font-weight-asian="bold" style:font-name-complex="Calibri" style:font-size-complex="12pt"/>
    </style:style>
    <style:style style:name="P14" style:family="paragraph" style:parent-style-name="Text_20_body">
      <style:paragraph-properties fo:margin-top="0cm" fo:margin-bottom="0.353cm" style:contextual-spacing="true" fo:line-height="115%" fo:text-align="start" style:justify-single-word="false"/>
      <style:text-properties style:font-name="Calibri" fo:font-size="12pt" fo:font-weight="normal" style:font-size-asian="12pt" style:font-weight-asian="normal" style:font-name-complex="Calibri" style:font-size-complex="12pt" style:font-weight-complex="normal"/>
    </style:style>
    <style:style style:name="P15" style:family="paragraph" style:parent-style-name="Standard">
      <style:paragraph-properties fo:text-align="start" style:justify-single-word="false"/>
      <style:text-properties style:font-name="Calibri" fo:font-size="16pt" fo:font-weight="bold" style:font-size-asian="16pt" style:font-weight-asian="bold" style:font-name-complex="Calibri" style:font-size-complex="16pt" style:font-weight-complex="bold"/>
    </style:style>
    <style:style style:name="P16" style:family="paragraph" style:parent-style-name="Standard">
      <style:paragraph-properties fo:text-align="center" style:justify-single-word="false"/>
      <style:text-properties style:font-name="Calibri" fo:font-size="16pt" fo:font-weight="bold" style:font-size-asian="16pt" style:font-weight-asian="bold" style:font-name-complex="Calibri" style:font-size-complex="16pt" style:font-weight-complex="bold"/>
    </style:style>
    <style:style style:name="P17" style:family="paragraph" style:parent-style-name="Standard">
      <style:text-properties style:font-name="Calibri" fo:font-weight="bold" style:font-weight-asian="bold" style:font-name-complex="Calibri" style:font-weight-complex="bold"/>
    </style:style>
    <style:style style:name="P18" style:family="paragraph" style:parent-style-name="Paragraphe_20_de_20_liste">
      <style:text-properties style:font-name="Verdana" fo:font-size="10pt" fo:font-weight="bold" style:font-size-asian="10pt" style:font-weight-asian="bold" style:font-name-complex="Calibri" style:font-size-complex="10pt"/>
    </style:style>
    <style:style style:name="P19" style:family="paragraph" style:parent-style-name="Text_20_body">
      <style:text-properties style:font-name="Verdana" fo:font-size="10pt" fo:font-weight="normal" style:font-size-asian="10pt" style:font-weight-asian="normal" style:font-size-complex="10pt" style:font-weight-complex="normal"/>
    </style:style>
    <style:style style:name="P20" style:family="paragraph" style:parent-style-name="Standard">
      <style:text-properties fo:color="#ffffff" loext:opacity="100%" style:font-name="Calibri" fo:font-size="11pt" fo:font-weight="bold" style:font-size-asian="11pt" style:font-weight-asian="bold" style:font-name-complex="Calibri" style:font-size-complex="11pt"/>
    </style:style>
    <style:style style:name="P21" style:family="paragraph" style:parent-style-name="Standard">
      <style:paragraph-properties fo:line-height="115%" fo:text-align="center" style:justify-single-word="false"/>
      <style:text-properties fo:color="#ffffff" loext:opacity="100%" style:font-name="Calibri" fo:font-size="20pt" fo:font-weight="bold" style:font-size-asian="20pt" style:font-weight-asian="bold" style:font-name-complex="Calibri"/>
    </style:style>
    <style:style style:name="P22" style:family="paragraph" style:parent-style-name="Standard">
      <style:paragraph-properties fo:line-height="115%" fo:text-align="center" style:justify-single-word="false"/>
      <style:text-properties fo:color="#ffffff" loext:opacity="100%" style:font-name="Calibri" fo:font-size="14pt" fo:font-weight="bold" style:font-size-asian="14pt" style:font-weight-asian="bold" style:font-name-complex="Calibri"/>
    </style:style>
    <style:style style:name="P23" style:family="paragraph" style:parent-style-name="Standard">
      <style:paragraph-properties fo:text-align="center" style:justify-single-word="false"/>
      <style:text-properties fo:color="#ffffff" loext:opacity="100%" style:font-name="Calibri" fo:font-size="22pt" fo:font-weight="bold" style:font-size-asian="22pt" style:font-weight-asian="bold" style:font-name-complex="Calibri" style:font-size-complex="22pt"/>
    </style:style>
    <style:style style:name="P24" style:family="paragraph" style:parent-style-name="Standard">
      <style:text-properties fo:color="#ffffff" loext:opacity="100%" style:font-name="Calibri" fo:font-size="16pt" fo:font-weight="bold" style:font-size-asian="16pt" style:font-weight-asian="bold" style:font-name-complex="Calibri" style:font-size-complex="16pt"/>
    </style:style>
    <style:style style:name="P25" style:family="paragraph" style:parent-style-name="Standard">
      <style:paragraph-properties fo:text-align="start" style:justify-single-word="false"/>
      <style:text-properties fo:color="#ffffff" loext:opacity="100%" style:font-name="Calibri" fo:font-size="16pt" fo:font-weight="bold" style:font-size-asian="16pt" style:font-weight-asian="bold" style:font-name-complex="Calibri" style:font-size-complex="16pt" style:font-weight-complex="bold"/>
    </style:style>
    <style:style style:name="P26" style:family="paragraph" style:parent-style-name="Standard">
      <style:text-properties fo:color="#ffffff" loext:opacity="100%"/>
    </style:style>
    <style:style style:name="P27" style:family="paragraph" style:parent-style-name="Standard">
      <style:paragraph-properties style:snap-to-layout-grid="false"/>
      <style:text-properties fo:color="#0070c0" loext:opacity="100%" style:font-name="Calibri" fo:font-size="11pt" fo:font-weight="bold" officeooo:rsid="001cf69a" officeooo:paragraph-rsid="001cf69a" style:font-size-asian="11pt" style:font-weight-asian="bold" style:font-name-complex="Calibri" style:font-size-complex="11pt"/>
    </style:style>
    <style:style style:name="P28" style:family="paragraph" style:parent-style-name="Standard">
      <style:paragraph-properties fo:text-align="center" style:justify-single-word="false"/>
    </style:style>
    <style:style style:name="P29" style:family="paragraph" style:parent-style-name="Standard">
      <style:paragraph-properties fo:line-height="115%" fo:text-align="center" style:justify-single-word="false"/>
      <style:text-properties fo:color="#173d6d" loext:opacity="100%" style:font-name="Calibri" fo:font-size="16pt" fo:font-weight="bold" style:font-size-asian="16pt" style:font-weight-asian="bold" style:font-name-complex="Calibri" style:font-size-complex="22pt"/>
    </style:style>
    <style:style style:name="P30" style:family="paragraph" style:parent-style-name="Standard">
      <style:paragraph-properties>
        <style:tab-stops>
          <style:tab-stop style:position="11.98cm"/>
        </style:tab-stops>
      </style:paragraph-properties>
      <style:text-properties fo:color="#173d6d" loext:opacity="100%" style:font-name="Calibri" fo:font-size="16pt" fo:font-weight="bold" style:font-size-asian="16pt" style:font-weight-asian="bold" style:font-name-complex="Calibri" style:font-size-complex="20pt" style:font-weight-complex="bold"/>
    </style:style>
    <style:style style:name="P31" style:family="paragraph" style:parent-style-name="Standard">
      <style:text-properties fo:color="#173d6d" loext:opacity="100%" style:font-name="Calibri" fo:font-size="16pt" fo:font-weight="bold" style:font-size-asian="16pt" style:font-weight-asian="bold" style:font-name-complex="Calibri" style:font-size-complex="20pt" style:font-weight-complex="bold"/>
    </style:style>
    <style:style style:name="P32" style:family="paragraph" style:parent-style-name="Standard">
      <style:text-properties fo:color="#173d6d" loext:opacity="100%" style:font-name="Calibri" fo:font-size="16pt" fo:font-weight="bold" style:font-size-asian="16pt" style:font-weight-asian="bold" style:font-name-complex="Calibri" style:font-size-complex="16pt" style:font-weight-complex="bold"/>
    </style:style>
    <style:style style:name="P33" style:family="paragraph" style:parent-style-name="Standard">
      <style:text-properties fo:color="#173d6d" loext:opacity="100%" style:font-name="Calibri" fo:font-size="11pt" fo:font-weight="bold" style:font-size-asian="11pt" style:font-weight-asian="bold" style:font-name-complex="Calibri" style:font-size-complex="11pt"/>
    </style:style>
    <style:style style:name="P34" style:family="paragraph" style:parent-style-name="Standard">
      <style:text-properties fo:color="#173d6d" loext:opacity="100%" style:font-name="Calibri" fo:font-size="11pt" style:font-size-asian="11pt" style:font-name-complex="Calibri" style:font-size-complex="11pt"/>
    </style:style>
    <style:style style:name="P35" style:family="paragraph" style:parent-style-name="titre2_5f_comnicia">
      <style:text-properties fo:color="#173d6d" loext:opacity="100%" style:font-name="Calibri" fo:font-size="14pt" style:font-size-asian="14pt" style:font-name-complex="Calibri" style:font-size-complex="20pt"/>
    </style:style>
    <style:style style:name="P36" style:family="paragraph" style:parent-style-name="Standard">
      <style:text-properties fo:color="#ee704c" loext:opacity="100%" style:font-name="Calibri" fo:font-size="11pt" style:font-size-asian="11pt" style:font-name-complex="Calibri" style:font-size-complex="11pt"/>
    </style:style>
    <style:style style:name="P37" style:family="paragraph" style:parent-style-name="titre2_5f_comnicia">
      <style:text-properties fo:color="#ee704c" loext:opacity="100%" style:font-name="Calibri" fo:font-size="22pt" style:font-size-asian="22pt" style:font-name-complex="Calibri" style:font-size-complex="20pt"/>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style:text-properties fo:color="#595959" loext:opacity="100%" style:font-name="Calibri" fo:font-size="11pt" style:font-size-asian="11pt" style:font-name-complex="Calibri" style:font-size-complex="11pt"/>
    </style:style>
    <style:style style:name="P40" style:family="paragraph" style:parent-style-name="Standard">
      <style:text-properties fo:color="#4f81bd" loext:opacity="100%" style:font-name="Calibri" style:font-name-complex="Arial"/>
    </style:style>
    <style:style style:name="P41" style:family="paragraph" style:parent-style-name="Standard">
      <style:text-properties fo:color="#4f81bd" loext:opacity="100%" style:font-name="Calibri" fo:font-size="12pt" fo:font-weight="bold" style:font-size-asian="12pt" style:font-weight-asian="bold" style:font-name-complex="Arial" style:font-size-complex="12pt"/>
    </style:style>
    <style:style style:name="P42" style:family="paragraph" style:parent-style-name="Standard">
      <style:paragraph-properties fo:break-before="page"/>
      <style:text-properties fo:color="#4f81bd" loext:opacity="100%" fo:language="none" fo:country="none" style:language-asian="none" style:country-asian="none" style:font-name-complex="Arial"/>
    </style:style>
    <style:style style:name="P43" style:family="paragraph" style:parent-style-name="Standard">
      <style:paragraph-properties fo:text-align="center" style:justify-single-word="false"/>
      <style:text-properties fo:color="#ff0000" loext:opacity="100%" style:font-name="Calibri" fo:font-size="22pt" fo:font-weight="bold" style:font-size-asian="22pt" style:font-weight-asian="bold" style:font-name-complex="Calibri" style:font-size-complex="22pt" style:font-weight-complex="bold"/>
    </style:style>
    <style:style style:name="P44" style:family="paragraph" style:parent-style-name="Standard">
      <style:paragraph-properties fo:text-align="center" style:justify-single-word="false"/>
      <style:text-properties fo:color="#ff0000" loext:opacity="100%" style:font-name="Calibri" fo:font-size="20pt" fo:language="none" fo:country="none" fo:font-weight="bold" style:font-size-asian="20pt" style:language-asian="none" style:country-asian="none" style:font-weight-asian="bold" style:font-name-complex="Calibri" style:font-size-complex="20pt" style:font-weight-complex="bold"/>
    </style:style>
    <style:style style:name="P45" style:family="paragraph" style:parent-style-name="Standard">
      <style:text-properties fo:color="#002060" loext:opacity="100%" style:font-name="Calibri" fo:font-size="16pt" fo:font-weight="bold" style:font-size-asian="16pt" style:font-weight-asian="bold" style:font-name-complex="Calibri" style:font-size-complex="20pt" style:font-weight-complex="bold"/>
    </style:style>
    <style:style style:name="P46" style:family="paragraph" style:parent-style-name="Standard">
      <style:paragraph-properties style:text-autospace="none"/>
    </style:style>
    <style:style style:name="P47" style:family="paragraph" style:parent-style-name="Standard">
      <style:paragraph-properties fo:text-align="start" style:justify-single-word="false"/>
    </style:style>
    <style:style style:name="P48" style:family="paragraph" style:parent-style-name="Heading_20_4">
      <style:paragraph-properties fo:margin-top="0cm" fo:margin-bottom="0.353cm" style:contextual-spacing="true" fo:line-height="115%" fo:text-align="start" style:justify-single-word="false"/>
    </style:style>
    <style:style style:name="P49" style:family="paragraph" style:parent-style-name="Heading_20_4">
      <style:paragraph-properties fo:margin-top="0.071cm" fo:margin-bottom="0.499cm" style:contextual-spacing="false"/>
    </style:style>
    <style:style style:name="P50" style:family="paragraph" style:parent-style-name="Paragraphe_20_de_20_liste" style:list-style-name="WW8Num2">
      <style:paragraph-properties fo:margin-top="0cm" fo:margin-bottom="0.353cm" style:contextual-spacing="true" fo:line-height="115%" fo:text-align="start" style:justify-single-word="false"/>
      <style:text-properties style:font-name="Calibri" fo:font-size="12pt" fo:font-weight="bold" style:font-size-asian="12pt" style:font-weight-asian="bold" style:font-name-complex="Calibri" style:font-size-complex="12pt"/>
    </style:style>
    <style:style style:name="P51" style:family="paragraph" style:parent-style-name="Paragraphe_20_de_20_liste">
      <style:paragraph-properties fo:margin-top="0cm" fo:margin-bottom="0.353cm" style:contextual-spacing="true" fo:line-height="115%" fo:text-align="start" style:justify-single-word="false"/>
      <style:text-properties style:font-name="Calibri" fo:font-size="12pt" fo:font-weight="bold" style:font-size-asian="12pt" style:font-weight-asian="bold" style:font-name-complex="Calibri" style:font-size-complex="12pt"/>
    </style:style>
    <style:style style:name="P52" style:family="paragraph" style:parent-style-name="Paragraphe_20_de_20_liste" style:list-style-name="WW8Num3">
      <style:paragraph-properties fo:margin-top="0cm" fo:margin-bottom="0.353cm" style:contextual-spacing="true" fo:line-height="115%" fo:text-align="start" style:justify-single-word="false"/>
      <style:text-properties style:font-name="Calibri" fo:font-size="12pt" fo:font-weight="bold" style:font-size-asian="12pt" style:font-weight-asian="bold" style:font-name-complex="Calibri" style:font-size-complex="12pt"/>
    </style:style>
    <style:style style:name="P53" style:family="paragraph" style:parent-style-name="Paragraphe_20_de_20_liste" style:list-style-name="WW8Num4">
      <style:paragraph-properties fo:margin-top="0cm" fo:margin-bottom="0.353cm" style:contextual-spacing="true" fo:line-height="115%" fo:text-align="start" style:justify-single-word="false"/>
    </style:style>
    <style:style style:name="P54" style:family="paragraph" style:parent-style-name="Paragraphe_20_de_20_liste" style:list-style-name="WW8Num4">
      <style:paragraph-properties fo:margin-top="0cm" fo:margin-bottom="0.353cm" style:contextual-spacing="true" fo:line-height="115%" fo:text-align="start" style:justify-single-word="false"/>
      <style:text-properties officeooo:paragraph-rsid="001e9d42"/>
    </style:style>
    <style:style style:name="P55" style:family="paragraph" style:parent-style-name="Paragraphe_20_de_20_liste">
      <style:paragraph-properties fo:margin-top="0cm" fo:margin-bottom="0.353cm" style:contextual-spacing="true" fo:line-height="115%" fo:text-align="start" style:justify-single-word="false"/>
    </style:style>
    <style:style style:name="P56" style:family="paragraph" style:parent-style-name="Paragraphe_20_de_20_liste" style:list-style-name="WW8Num3">
      <style:paragraph-properties fo:margin-top="0cm" fo:margin-bottom="0.353cm" style:contextual-spacing="true" fo:line-height="115%" fo:text-align="start" style:justify-single-word="false"/>
    </style:style>
    <style:style style:name="P57" style:family="paragraph" style:parent-style-name="Standard">
      <style:text-properties fo:color="#000000" loext:opacity="100%" style:font-name="Calibri" fo:font-size="12pt" fo:font-weight="normal" style:font-size-asian="12pt" style:font-weight-asian="normal" style:font-name-complex="Arial" style:font-size-complex="12pt" style:font-weight-complex="normal"/>
    </style:style>
    <style:style style:name="P58" style:family="paragraph" style:parent-style-name="Standard" style:list-style-name="WW8Num1">
      <style:text-properties style:font-name="Calibri" fo:font-size="11pt" fo:font-weight="bold" style:font-size-asian="11pt" style:font-weight-asian="bold" style:font-name-complex="Calibri" style:font-size-complex="11pt" style:font-weight-complex="bold"/>
    </style:style>
    <style:style style:name="P59" style:family="paragraph" style:parent-style-name="Standard">
      <style:text-properties style:font-name="Calibri" fo:font-size="12pt" fo:font-weight="bold" style:font-size-asian="12pt" style:font-weight-asian="bold" style:font-name-complex="Calibri" style:font-size-complex="12pt"/>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paragraph-properties fo:margin-top="0cm" fo:margin-bottom="0.353cm" style:contextual-spacing="true" fo:line-height="115%" fo:text-align="start" style:justify-single-word="false"/>
    </style:style>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8">
      <style:text-properties officeooo:paragraph-rsid="001e9d42"/>
    </style:style>
    <style:style style:name="P70" style:family="paragraph" style:parent-style-name="Text_20_body" style:list-style-name="L9"/>
    <style:style style:name="P71" style:family="paragraph" style:parent-style-name="Text_20_body" style:list-style-name="L9">
      <style:text-properties officeooo:paragraph-rsid="001e9d42"/>
    </style:style>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text-properties fo:color="#000000" loext:opacity="100%" style:font-name="Calibri" fo:font-size="12pt" fo:font-weight="normal" style:font-size-asian="12pt" style:font-weight-asian="normal" style:font-name-complex="Arial" style:font-size-complex="12pt" style:font-weight-complex="normal"/>
    </style:style>
    <style:style style:name="P75" style:family="paragraph" style:parent-style-name="Text_20_body" style:list-style-name="L12"/>
    <style:style style:name="P76" style:family="paragraph">
      <loext:graphic-properties draw:fill="solid" draw:fill-color="#7635ff"/>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fo:font-weight="bold" style:font-size-asian="11pt" style:font-weight-asian="bold" style:font-name-complex="Calibri" style:font-size-complex="11pt" style:font-weight-complex="bold"/>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fo:font-size="16pt" fo:font-weight="bold" style:font-size-asian="16pt" style:font-weight-asian="bold" style:font-name-complex="Calibri" style:font-size-complex="16pt" style:font-weight-complex="bold"/>
    </style:style>
    <style:style style:name="T5" style:family="text">
      <style:text-properties style:font-name="Calibri" fo:font-size="12pt" fo:font-weight="bold" style:font-size-asian="12pt" style:font-weight-asian="bold" style:font-name-complex="Calibri" style:font-size-complex="12pt"/>
    </style:style>
    <style:style style:name="T6" style:family="text">
      <style:text-properties style:font-name="Calibri" fo:font-size="12pt" fo:font-weight="normal" style:font-size-asian="12pt" style:font-weight-asian="normal" style:font-name-complex="Calibri" style:font-size-complex="12pt" style:font-weight-complex="normal"/>
    </style:style>
    <style:style style:name="T7" style:family="text">
      <style:text-properties fo:color="#ffffff" loext:opacity="100%" style:font-name="Calibri" fo:font-size="22pt" style:font-size-asian="22pt" style:font-name-complex="Calibri" style:font-size-complex="22pt"/>
    </style:style>
    <style:style style:name="T8" style:family="text">
      <style:text-properties fo:color="#ffffff" loext:opacity="100%" style:font-name="Calibri" fo:font-size="16pt" fo:font-weight="bold" style:font-size-asian="16pt" style:font-weight-asian="bold" style:font-name-complex="Calibri" style:font-size-complex="20pt"/>
    </style:style>
    <style:style style:name="T9" style:family="text">
      <style:text-properties fo:color="#ffffff" loext:opacity="100%" style:font-name="Calibri" fo:font-size="16pt" fo:font-weight="bold" style:font-size-asian="16pt" style:font-weight-asian="bold" style:font-name-complex="Calibri" style:font-size-complex="20pt" style:font-weight-complex="bold"/>
    </style:style>
    <style:style style:name="T10" style:family="text">
      <style:text-properties fo:color="#ffffff" loext:opacity="100%" style:font-name="Calibri" fo:font-size="16pt" fo:font-weight="bold" style:font-size-asian="16pt" style:font-weight-asian="bold" style:font-name-complex="Calibri" style:font-size-complex="16pt"/>
    </style:style>
    <style:style style:name="T11" style:family="text">
      <style:text-properties fo:color="#ffffff" loext:opacity="100%" style:font-name="Calibri" fo:font-size="16pt" fo:font-weight="bold" style:font-size-asian="16pt" style:font-weight-asian="bold" style:font-name-complex="Calibri" style:font-size-complex="16pt" style:font-weight-complex="bold"/>
    </style:style>
    <style:style style:name="T12" style:family="text">
      <style:text-properties fo:color="#ffffff" loext:opacity="100%" style:font-name="Cabrito Sans Cond Book" fo:language="none" fo:country="none" style:language-asian="none" style:country-asian="none" style:font-name-complex="Cabrito Sans Cond Book"/>
    </style:style>
    <style:style style:name="T13" style:family="text">
      <style:text-properties fo:color="#173d6d" loext:opacity="100%" style:font-name="Calibri" fo:font-size="16pt" fo:font-weight="bold" style:font-size-asian="16pt" style:font-weight-asian="bold" style:font-name-complex="Calibri" style:font-size-complex="20pt" style:font-weight-complex="bold"/>
    </style:style>
    <style:style style:name="T14" style:family="text">
      <style:text-properties style:font-name="Cabrito Sans Cond Book" fo:language="none" fo:country="none" style:language-asian="none" style:country-asian="none" style:font-name-complex="Cabrito Sans Cond Book"/>
    </style:style>
    <style:style style:name="T15" style:family="text">
      <style:text-properties officeooo:rsid="001cf69a"/>
    </style:style>
    <style:style style:name="T16" style:family="text">
      <style:text-properties style:use-window-font-color="true" loext:opacity="0%" style:font-name="Verdana" fo:font-size="10pt" fo:language="fr" fo:country="FR" style:font-name-asian="Calibri" style:font-size-asian="10pt" style:font-name-complex="Verdana" style:font-size-complex="10pt" style:language-complex="ar" style:country-complex="SA"/>
    </style:style>
    <style:style style:name="T17" style:family="text">
      <style:text-properties style:use-window-font-color="true" loext:opacity="0%" style:font-name="Verdana" fo:font-size="10pt" fo:language="fr" fo:country="FR" fo:font-style="italic" style:font-name-asian="Calibri" style:font-size-asian="10pt" style:font-style-asian="italic" style:font-name-complex="Verdana" style:font-size-complex="10pt" style:language-complex="ar" style:country-complex="SA" style:font-style-complex="italic"/>
    </style:style>
    <style:style style:name="T18" style:family="text">
      <style:text-properties style:use-window-font-color="true" loext:opacity="0%" style:font-name="Calibri" fo:font-size="12pt" fo:language="fr" fo:country="FR" fo:font-weight="bold" style:font-name-asian="Calibri" style:font-size-asian="12pt" style:font-weight-asian="bold" style:font-name-complex="Calibri" style:font-size-complex="12pt" style:language-complex="ar" style:country-complex="SA"/>
    </style:style>
    <style:style style:name="T19" style:family="text">
      <style:text-properties style:use-window-font-color="true" loext:opacity="0%" style:font-name="Calibri" fo:font-size="12pt" fo:language="fr" fo:country="FR" fo:font-style="italic" style:font-name-asian="Calibri" style:font-size-asian="12pt" style:font-style-asian="italic" style:font-name-complex="Calibri" style:font-size-complex="12pt" style:language-complex="ar" style:country-complex="SA" style:font-style-complex="italic"/>
    </style:style>
    <style:style style:name="T20" style:family="text">
      <style:text-properties officeooo:rsid="001dcdc7"/>
    </style:style>
    <style:style style:name="T21" style:family="text">
      <style:text-properties fo:color="#000000" loext:opacity="100%" fo:font-weight="normal" style:font-weight-asian="normal" style:font-weight-complex="normal"/>
    </style:style>
    <style:style style:name="T22" style:family="text">
      <style:text-properties style:font-name="Verdana" fo:font-size="10pt" fo:font-weight="normal" style:font-size-asian="10pt" style:font-weight-asian="normal" style:font-size-complex="10pt" style:font-weight-complex="normal"/>
    </style:style>
    <style:style style:name="T23" style:family="text">
      <style:text-properties style:font-name="Verdana" fo:font-size="10pt" fo:font-weight="normal" officeooo:rsid="001e9d42" style:font-size-asian="10pt" style:font-weight-asian="normal" style:font-size-complex="10pt"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ge-content" fo:background-color="#7635ff" draw:fill="solid" draw:fill-color="#7635ff" fo:padding-left="0.256cm" fo:padding-right="0.256cm" fo:padding-top="0.129cm" fo:padding-bottom="0.129cm" fo:border="none"/>
    </style:style>
    <style:style style:name="fr2"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ge" fo:background-color="#7635ff" draw:fill="solid" draw:fill-color="#7635ff" fo:padding-left="0.256cm" fo:padding-right="0.256cm" fo:padding-top="0.129cm" fo:padding-bottom="0.129cm" fo:border="none"/>
    </style:style>
    <style:style style:name="fr3"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7635ff" draw:textarea-horizontal-align="left" draw:textarea-vertical-align="top" draw:auto-grow-height="false" fo:min-height="1.143cm" fo:min-width="17.572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draw:fill="solid" draw:fill-color="#7635ff" draw:textarea-horizontal-align="left" draw:textarea-vertical-align="top" draw:auto-grow-height="false" fo:min-height="3.387cm" fo:min-width="20.309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au1" table:style-name="Tableau1">
        <table:table-column table:style-name="Tableau1.A"/>
        <table:table-column table:style-name="Tableau1.B"/>
        <table:table-row table:style-name="Tableau1.1">
          <table:table-cell table:style-name="Tableau1.A1" office:value-type="string">
            <text:p text:style-name="P20">NOM</text:p>
          </table:table-cell>
          <table:table-cell table:style-name="Tableau1.B1" office:value-type="string">
            <text:p text:style-name="P27">MELO</text:p>
          </table:table-cell>
        </table:table-row>
        <table:table-row table:style-name="Tableau1.1">
          <table:table-cell table:style-name="Tableau1.A1" office:value-type="string">
            <text:p text:style-name="P20">Prénom</text:p>
          </table:table-cell>
          <table:table-cell table:style-name="Tableau1.B2" office:value-type="string">
            <text:p text:style-name="P27">Keziah</text:p>
          </table:table-cell>
        </table:table-row>
        <table:table-row table:style-name="Tableau1.1">
          <table:table-cell table:style-name="Tableau1.A1" office:value-type="string">
            <text:p text:style-name="P20">Date de naissance </text:p>
          </table:table-cell>
          <table:table-cell table:style-name="Tableau1.B3" office:value-type="string">
            <text:p text:style-name="P27">13/02/2002</text:p>
          </table:table-cell>
        </table:table-row>
      </table:table>
      <text:p text:style-name="P3"/>
      <text:p text:style-name="P9"><draw:custom-shape text:anchor-type="char" draw:z-index="0" draw:name="Rectangle 40" draw:style-name="gr2" draw:text-style-name="P76" svg:width="21.192cm" svg:height="3.846cm" svg:x="-21.191cm" svg:y="0.55cm"><text:p/><draw:enhanced-geometry svg:viewBox="0 0 21600 21600" draw:type="rectangle" draw:enhanced-path="M 0 0 L 21600 0 21600 21600 0 21600 0 0 Z N"/></draw:custom-shape></text:p>
      <text:p text:style-name="P3"/>
      <text:p text:style-name="P21">Copie à rendre</text:p>
      <text:p text:style-name="P22"/>
      <text:p text:style-name="P23">TP – Développeur Web et Web Mobile<text:span text:style-name="T7"/></text:p>
      <text:p text:style-name="P29"/>
      <text:p text:style-name="P33"/>
      <text:p text:style-name="P3"/>
      <text:p text:style-name="P3"/>
      <text:p text:style-name="P3"/>
      <text:p text:style-name="P3"/>
      <text:p text:style-name="P3"/>
      <text:p text:style-name="P3"/>
      <text:p text:style-name="P3"/>
      <text:p text:style-name="P3"/>
      <text:p text:style-name="P3"/>
      <text:p text:style-name="P37">Documents à compléter et à rendre</text:p>
      <text:p text:style-name="P36"/>
      <text:p text:style-name="P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3"/>
      <text:p text:style-name="P3"/>
      <text:p text:style-name="P3"/>
      <text:p text:style-name="P3"/>
      <text:p text:style-name="P3"/>
      <text:p text:style-name="P3"/>
      <text:p text:style-name="P3"><text:soft-page-break/></text:p>
      <text:p text:style-name="P3"/>
      <text:p text:style-name="P3"/>
      <text:p text:style-name="P39"/>
      <text:p text:style-name="P40"/>
      <text:p text:style-name="P17">Lien du git : https://github.com/Kezinho/ECF-EcoRide</text:p>
      <text:p text:style-name="P17">Lien de l’outil de gestion de projet : https://www.notion.so/1f9d396db3c380b3b46fd20fd8f75695?v=1f9d396db3c381fc8c18000c24ac5b32&amp;pvs=4</text:p>
      <text:p text:style-name="Standard"><text:span text:style-name="T3">Lien du déploiement : </text:span></text:p>
      <text:p text:style-name="P17">Login et mot de passe administrateur : </text:p>
      <text:p text:style-name="P17"/>
      <text:p text:style-name="P43">SANS CES ELEMENTS, VOTRE COPIE SERA REJETEE</text:p>
      <text:p text:style-name="P44"><draw:frame draw:style-name="fr2" draw:name="Cadre1" text:anchor-type="char" svg:x="-0.053cm" svg:y="0.711cm" svg:width="19.817cm" svg:height="1.6cm" draw:z-index="1"><draw:text-box><text:p text:style-name="P38"/></draw:text-box></draw:frame></text:p>
      <text:p text:style-name="P45"/>
      <text:p text:style-name="Standard"><text:span text:style-name="T8">P</text:span><text:span text:style-name="T9">artie 1 : </text:span><text:bookmark-start text:name="_Hlk58936259"/><text:span text:style-name="T9">Analyse des besoins </text:span></text:p>
      <text:p text:style-name="P30"><text:tab/><text:span text:style-name="T13"/></text:p>
      <text:p text:style-name="P31"/>
      <text:p text:style-name="P31"><text:bookmark-end text:name="_Hlk58936259"/></text:p>
      <text:p text:style-name="Standard"/>
      <text:list text:style-name="WW8Num2">
        <text:list-item>
          <text:p text:style-name="P50" loext:marker-style-name="T5">Effectuez un résumé du projet en français d’une longueur d’environ 20 lignes soit 200 à 250 mots</text:p>
        </text:list-item>
      </text:list>
      <text:p text:style-name="P11" loext:marker-style-name="T5"/>
      <text:p text:style-name="P14">Le projet consiste en la création d’un site web pour la startup Ecoride, une entreprise innovante engagée dans la transition écologique. Sa mission est de réduire l'empreinte carbone des déplacements quotidiens en favorisant le covoiturage entre particuliers. Le site vise à sensibiliser les utilisateurs à l'impact environnemental de leurs trajets et à leur proposer des solutions pratiques et écoresponsables.</text:p>
      <text:p text:style-name="Text_20_body">Conçu comme une plateforme accessible à tous, le site permet aux utilisateurs de consulter des offres de covoiturage, de se connecter à leur espace personnel et d’entrer en contact avec la communauté. L’interface met l’accent sur la simplicité, l’ergonomie et la clarté des informations. Le site comprend notamment une page d’accueil, une section dédiée aux trajets disponibles, un formulaire de connexion sécurisé, et une page de contact.</text:p>
      <text:p text:style-name="Text_20_body">Le développement a été réalisé en HTML, CSS, JavaScript et PHP, avec une base de données MySQL pour la gestion des utilisateurs. Une attention particulière a été portée à la performance, à la compatibilité entre navigateurs et à l’expérience utilisateur.</text:p>
      <text:p text:style-name="Text_20_body">Ce projet s’inscrit dans une démarche professionnelle, en prenant en compte les besoins du client, les enjeux écologiques actuels et les bonnes pratiques du développement web. Il représente un exemple concret d’application de compétences techniques au service d’une cause utile et durable.</text:p>
      <text:p text:style-name="P11" loext:marker-style-name="T5"/>
      <text:p text:style-name="P13"/>
      <text:p text:style-name="P13"><text:soft-page-break/></text:p>
      <text:p text:style-name="P13"/>
      <text:p text:style-name="P13"/>
      <text:p text:style-name="P13"/>
      <text:p text:style-name="P13"/>
      <text:list text:continue-numbering="true" text:style-name="WW8Num2">
        <text:list-item>
          <text:p text:style-name="P50" loext:marker-style-name="T5">Exprimez le cahier des charges, l’expression du besoin ou les spécifications fonctionnelles du projet</text:p>
        </text:list-item>
      </text:list>
      <text:p text:style-name="P11" loext:marker-style-name="T5"><text:span text:style-name="T5"/></text:p>
      <text:h text:style-name="P48" text:outline-level="4"><text:span text:style-name="Strong_20_Emphasis"><text:span text:style-name="T17">1. Contexte et objectif</text:span></text:span></text:h>
      <text:p text:style-name="Text_20_body">Ecoride est une startup qui souhaite réduire l’impact environnemental des déplacements en promouvant le covoiturage. Pour cela, elle a besoin d’un site vitrine interactif permettant aux utilisateurs de consulter des trajets, de se connecter à leur espace personnel, et de mieux comprendre les bénéfices écologiques du covoiturage.</text:p>
      <text:p text:style-name="Text_20_body"/>
      <text:h text:style-name="P49" text:outline-level="4"><text:span text:style-name="Strong_20_Emphasis"><text:span text:style-name="T17">2. Expression du besoin</text:span></text:span></text:h>
      <text:p text:style-name="Text_20_body">Le client souhaite une plateforme simple, moderne et intuitive :</text:p>
      <text:list text:style-name="L1">
        <text:list-item>
          <text:p text:style-name="P60">permettant la mise en relation de conducteurs et passagers pour du covoiturage,</text:p>
        </text:list-item>
        <text:list-item>
          <text:p text:style-name="P60">avec un système de connexion sécurisé pour les utilisateurs,</text:p>
        </text:list-item>
        <text:list-item>
          <text:p text:style-name="P60">et un espace de contact pour toute question ou retour.</text:p>
        </text:list-item>
      </text:list>
      <text:p text:style-name="Text_20_body">Le site devra être facile à maintenir et à mettre à jour. Il s’adresse à un large public, incluant des personnes peu familières avec les outils numériques.</text:p>
      <text:p text:style-name="Text_20_body"/>
      <text:h text:style-name="P49" text:outline-level="4"><text:span text:style-name="Strong_20_Emphasis"><text:span text:style-name="T17">3. Spécifications fonctionnelles</text:span></text:span></text:h>
      <text:list text:style-name="L2">
        <text:list-item>
          <text:p text:style-name="P61"><text:span text:style-name="Strong_20_Emphasis">Navigation :</text:span></text:p>
          <text:list>
            <text:list-item>
              <text:p text:style-name="P61">Un menu de navigation fixe ou visible en haut de page.</text:p>
            </text:list-item>
            <text:list-item>
              <text:p text:style-name="P61">Accès aux pages : Accueil, Covoiturages, Connexion, Contact.</text:p>
            </text:list-item>
          </text:list>
        </text:list-item>
        <text:list-item>
          <text:p text:style-name="P61"><text:span text:style-name="Strong_20_Emphasis">Page d’accueil :</text:span></text:p>
          <text:list>
            <text:list-item>
              <text:p text:style-name="P61">Présentation de la mission d’Ecoride.</text:p>
            </text:list-item>
          </text:list>
        </text:list-item>
        <text:list-item>
          <text:p text:style-name="P61"><text:span text:style-name="Strong_20_Emphasis">Page Covoiturages :</text:span></text:p>
          <text:list>
            <text:list-item>
              <text:p text:style-name="P61">Affichage de plusieurs trajets.</text:p>
            </text:list-item>
            <text:list-item>
              <text:p text:style-name="P61">Filtres par type de véhicule, prix ou évaluation.</text:p>
            </text:list-item>
            <text:list-item>
              <text:p text:style-name="P61">Mise en avant des trajets les plus écologiques ou les mieux notés.</text:p>
            </text:list-item>
          </text:list>
        </text:list-item>
        <text:list-item>
          <text:p text:style-name="P61"><text:span text:style-name="Strong_20_Emphasis">Connexion / Authentification :</text:span></text:p>
          <text:list>
            <text:list-item>
              <text:p text:style-name="P61">Formulaire de connexion avec vérification des identifiants (PHP/MySQL).</text:p>
            </text:list-item>
            <text:list-item>
              <text:p text:style-name="P61">Redirection vers une page de confirmation après connexion réussie.</text:p>
            </text:list-item>
            <text:list-item>
              <text:p text:style-name="P61"><text:soft-page-break/></text:p>
            </text:list-item>
          </text:list>
        </text:list-item>
        <text:list-item>
          <text:p text:style-name="P61"><text:span text:style-name="Strong_20_Emphasis">Formulaire de contact :</text:span></text:p>
          <text:list>
            <text:list-item>
              <text:p text:style-name="P61">Saisie de nom, email et message.</text:p>
            </text:list-item>
          </text:list>
        </text:list-item>
        <text:list-item>
          <text:p text:style-name="P61"><text:span text:style-name="Strong_20_Emphasis">Base de données :</text:span></text:p>
          <text:list>
            <text:list-item>
              <text:p text:style-name="P61">Table « <text:span text:style-name="Source_20_Text">users »</text:span> avec email, mot de passe, etc.</text:p>
            </text:list-item>
            <text:list-item>
              <text:p text:style-name="P61">Données sécurisées (mots de passe hashés).</text:p>
            </text:list-item>
          </text:list>
        </text:list-item>
        <text:list-item>
          <text:p text:style-name="P61"><text:span text:style-name="Strong_20_Emphasis"><text:span text:style-name="T16">Design</text:span></text:span><text:span text:style-name="Strong_20_Emphasis"> :</text:span></text:p>
          <text:list>
            <text:list-item>
              <text:p text:style-name="P61">Interface responsive.</text:p>
            </text:list-item>
            <text:list-item>
              <text:p text:style-name="P61">Couleurs et styles cohérents avec une image écologique.</text:p>
            </text:list-item>
          </text:list>
        </text:list-item>
      </text:list>
      <text:h text:style-name="P49" text:outline-level="4" text:is-list-header="true"><text:span text:style-name="Strong_20_Emphasis"><text:span text:style-name="T16">4. Contraintes techniques</text:span></text:span></text:h>
      <text:list text:style-name="L3">
        <text:list-item>
          <text:p text:style-name="P62">Développement en HTML, CSS, JavaScript et PHP.</text:p>
        </text:list-item>
        <text:list-item>
          <text:p text:style-name="P62">Base de données en MySQL.</text:p>
        </text:list-item>
        <text:list-item>
          <text:p text:style-name="P62">Site hébergé <text:span text:style-name="T15">s</text:span>ur GitHub (hors PHP).</text:p>
        </text:list-item>
      </text:list>
      <text:h text:style-name="P49" text:outline-level="4" text:is-list-header="true"><text:span text:style-name="Strong_20_Emphasis"><text:span text:style-name="T17">5. Livrables</text:span></text:span></text:h>
      <text:list text:style-name="L4">
        <text:list-item>
          <text:p text:style-name="P63">Code source complet du site.</text:p>
        </text:list-item>
        <text:list-item>
          <text:p text:style-name="P63">Fichiers HTML, CSS, JS, PHP et SQL.</text:p>
        </text:list-item>
        <text:list-item>
          <text:p text:style-name="P63"><text:span text:style-name="T15">R</text:span>apport de projet incluant le résumé, les étapes de développement et les choix techniques.</text:p>
        </text:list-item>
      </text:list>
      <text:p text:style-name="P11" loext:marker-style-name="T5"><text:span text:style-name="T5"/></text:p>
      <text:p text:style-name="P5"/>
      <text:p text:style-name="P8"/>
      <text:p text:style-name="P8"/>
      <text:p text:style-name="P46"><draw:frame draw:style-name="fr2" draw:name="Cadre2" text:anchor-type="char" svg:x="-1.429cm" svg:y="-0.54cm" svg:width="22.345cm" svg:height="2.115cm" draw:z-index="2"><draw:text-box><text:p text:style-name="P28"/></draw:text-box></draw:frame><text:span text:style-name="T10">Partie 2 : </text:span><text:span text:style-name="T11">Spécifications technique</text:span></text:p>
      <text:p text:style-name="P24"/>
      <text:p text:style-name="P28"/>
      <text:p text:style-name="Standard"/>
      <text:p text:style-name="Standard"/>
      <text:p text:style-name="Standard"/>
      <text:p text:style-name="Standard"/>
      <text:list xml:id="list2023768290" text:style-name="WW8Num4">
        <text:list-item>
          <text:p text:style-name="P53" loext:marker-style-name="T5"><text:span text:style-name="T5">Spécifiez les technologies que vous avez utilisé en justifiant les conditions d’utilisation et pourquoi le choix de ses éléments </text:span></text:p>
        </text:list-item>
      </text:list>
      <text:h text:style-name="P48" text:outline-level="4"><text:span text:style-name="Strong_20_Emphasis"><text:span text:style-name="T16">Frontend : HTML, CSS, JavaScript</text:span></text:span></text:h>
      <text:list text:style-name="L5">
        <text:list-item>
          <text:p text:style-name="P64"><text:span text:style-name="Strong_20_Emphasis">HTM</text:span><text:span text:style-name="Strong_20_Emphasis"><text:span text:style-name="T20">L</text:span></text:span><text:line-break/>J’ai utilisé HTML pour structurer les différentes pages de mon site web. C’est le langage de base pour la création de contenu sur le web. Il m’a permis de mettre en place les éléments essentiels comme les titres, paragraphes, boutons, <text:soft-page-break/>formulaires, liens de navigation, etc. Sans HTML, aucune page web ne pourrait être affichée dans un navigateur.</text:p>
        </text:list-item>
        <text:list-item>
          <text:p text:style-name="P64"><text:span text:style-name="Strong_20_Emphasis">CSS</text:span><text:line-break/>J’ai utilisé CSS pour styliser le site et améliorer son apparence. Grâce au CSS, j’ai pu créer une interface attrayante et cohérente avec l’identité écologique de la startup Ecoride (ex. couleurs naturelles, icônes, responsive design). Le CSS m’a aussi permis de rendre le site <text:span text:style-name="Strong_20_Emphasis">responsive</text:span>, donc accessible aussi bien sur <text:span text:style-name="T20">petit écran d’ordinateur que sur grand écran (je n’ai pas eu le temps de faire le responsive pour les écrans mobiles)</text:span>.</text:p>
        </text:list-item>
        <text:list-item>
          <text:p text:style-name="P64"><text:span text:style-name="Strong_20_Emphasis">JavaScript</text:span><text:line-break/>JavaScript m’a permis d’ajouter de l’interactivité à certaines pages, comme la possibilité de filtrer les trajets en fonction de critères (prix, type de véhicule, évaluation). C’est un langage indispensable pour améliorer l’expérience utilisateur et éviter des rechargements inutiles de page.</text:p>
        </text:list-item>
      </text:list>
      <text:p text:style-name="Text_20_body"/>
      <text:h text:style-name="Heading_20_4" text:outline-level="4"><text:span text:style-name="Strong_20_Emphasis"><text:span text:style-name="T16">Backend : PHP, MySQL</text:span></text:span></text:h>
      <text:p text:style-name="Standard"><text:span text:style-name="Strong_20_Emphasis"><text:span text:style-name="T16"/></text:span></text:p>
      <text:list text:style-name="L6">
        <text:list-item>
          <text:p text:style-name="P65"><text:span text:style-name="Strong_20_Emphasis">PHP</text:span><text:line-break/>J’ai utilisé PHP pour gérer le traitement des formulaires <text:span text:style-name="T20">d’inscription et de connexion</text:span>. PHP est un langage de script côté serveur très courant, simple à apprendre et bien adapté aux projets web débutants. Il permet d’interagir avec une base de données et de créer des pages dynamiques. Par exemple, lorsqu’un utilisateur saisit ses identifiants, PHP vérifie dans la base si ces informations sont valides.</text:p>
        </text:list-item>
        <text:list-item>
          <text:p text:style-name="P65"><text:span text:style-name="Strong_20_Emphasis">MySQL</text:span><text:line-break/>J’ai choisi MySQL pour gérer la base de données des utilisateurs <text:span text:style-name="T20">via PHPMyAdmin</text:span>. C’est un système de gestion de base de données relationnelle très populaire, gratuit et compatible avec PHP. Il m’a permis de stocker les adresses email et les mots de passe des utilisateurs, et d’effectuer des requêtes simples pour l’authentification.</text:p>
        </text:list-item>
      </text:list>
      <text:p text:style-name="Text_20_body"/>
      <text:p text:style-name="P55" loext:marker-style-name="T5"/>
      <text:p text:style-name="P11"/>
      <text:list xml:id="list203434346210965" text:continue-list="list2023768290" text:style-name="WW8Num4">
        <text:list-item>
          <text:p text:style-name="P53" loext:marker-style-name="T5"><text:span text:style-name="T5">Comment avez-vous mis en place votre environnement de travail ? Justifiez vos choix. (README.md)</text:span></text:p>
        </text:list-item>
      </text:list>
      <text:p text:style-name="P55" loext:marker-style-name="T5"><text:span text:style-name="T5"/></text:p>
      <text:p text:style-name="P66" loext:marker-style-name="T5"><text:span text:style-name="T5">Pour réaliser ce projet web pour la startup Ecoride, j’ai mis en place un environnement de développement local adapté aux technologies utilisées. Mon objectif était d’avoir un espace de travail efficace, stable et simple à configurer.</text:span></text:p>
      <text:h text:style-name="P49" text:outline-level="4"><text:span text:style-name="Strong_20_Emphasis"><text:span text:style-name="T19">1. Éditeur de code : Visual Studio Code</text:span></text:span></text:h>
      <text:p text:style-name="Text_20_body">J’ai choisi <text:span text:style-name="Strong_20_Emphasis">Visual Studio Code (VS Code)</text:span> comme éditeur principal. Il est léger, gratuit, extensible et très adapté au développement web. J’ai installé des extensions utiles <text:soft-page-break/>comme <text:span text:style-name="Strong_20_Emphasis">Live Server</text:span> pour visualiser rapidement les pages HTML/CSS/JS et <text:span text:style-name="Strong_20_Emphasis">PHP Intelephense</text:span> pour bénéficier d’une meilleure autocomplétion et détection d’erreurs en PHP.</text:p>
      <text:h text:style-name="P49" text:outline-level="4"><text:span text:style-name="Strong_20_Emphasis"><text:span text:style-name="T19">2. Serveur local : XAMPP</text:span></text:span></text:h>
      <text:p text:style-name="Text_20_body">Pour exécuter mes scripts PHP et accéder à ma base de données MySQL, j’ai installé <text:span text:style-name="Strong_20_Emphasis">XAMPP</text:span>, un environnement de développement local tout-en-un. Il inclut <text:span text:style-name="Strong_20_Emphasis">Apache</text:span> (serveur web) et <text:span text:style-name="Strong_20_Emphasis">MySQL</text:span> (base de données), ce qui m’a permis de simuler un vrai serveur depuis mon ordinateur.</text:p>
      <text:list text:style-name="L7">
        <text:list-item>
          <text:p text:style-name="P67">Les fichiers de mon site étaient placés dans le dossier <text:span text:style-name="Source_20_Text">htdocs</text:span> de XAMPP.</text:p>
        </text:list-item>
        <text:list-item>
          <text:p text:style-name="P67">J’ai lancé le serveur Apache pour accéder à mes pages <text:span text:style-name="Source_20_Text">.php</text:span> via <text:span text:style-name="Source_20_Text">http://localhost/...</text:span>.</text:p>
        </text:list-item>
      </text:list>
      <text:h text:style-name="P49" text:outline-level="4" text:is-list-header="true"><text:span text:style-name="Strong_20_Emphasis"><text:span text:style-name="T18">3. Base de données : phpMyAdmin</text:span></text:span></text:h>
      <text:p text:style-name="Text_20_body">Pour gérer la base de données des utilisateurs (email, mot de passe <text:span text:style-name="T20">et pseudo</text:span>), j’ai utilisé <text:span text:style-name="Strong_20_Emphasis">phpMyAdmin</text:span>, un outil web inclus dans XAMPP. Il m’a permis de créer une base nommée <text:span text:style-name="Source_20_Text">utilisateurs</text:span> et une table <text:span text:style-name="Source_20_Text">users</text:span> de manière graphique, sans écrire de requêtes SQL complexes.</text:p>
      <text:p text:style-name="P55" loext:marker-style-name="T5"><text:span text:style-name="T5"/></text:p>
      <text:p text:style-name="P13"/>
      <text:list xml:id="list203435577576057" text:continue-list="list203434346210965" text:style-name="WW8Num4">
        <text:list-item>
          <text:p text:style-name="P54" loext:marker-style-name="T5"><text:span text:style-name="T5">Énumérez les mécanismes de sécurité que vous avez mis en place, aussi bien sur vos formulaires que sur les composants front-end ainsi que back-end.</text:span></text:p>
          <text:p text:style-name="P54" loext:marker-style-name="T5"><text:span text:style-name="Strong_20_Emphasis"><text:span text:style-name="T18"/></text:span></text:p>
          <text:p text:style-name="P54" loext:marker-style-name="T5"><text:span text:style-name="Strong_20_Emphasis"><text:span text:style-name="T18">Sécurisation des formulaires (front-end &amp; back-end)</text:span></text:span></text:p>
        </text:list-item>
      </text:list>
      <text:list text:style-name="L8">
        <text:list-header>
          <text:p text:style-name="P68"><text:span text:style-name="Strong_20_Emphasis">Champs requis</text:span> : Tous les champs des formulaires (connexion, contact, etc.) sont marqués comme obligatoires via l’attribut <text:span text:style-name="Source_20_Text">required</text:span>, empêchant l’envoi de données vides côté client.</text:p>
          <text:p text:style-name="P68"><text:span text:style-name="Strong_20_Emphasis">Type de champ approprié</text:span> : J’utilise des champs <text:span text:style-name="Source_20_Text">type="email"</text:span> et <text:span text:style-name="Source_20_Text">type="password"</text:span> pour garantir une validation de base côté navigateur.</text:p>
          <text:p text:style-name="P69"><text:span text:style-name="Strong_20_Emphasis">Vérification côté serveur</text:span> : Même si la validation front-end est présente, je fais systématiquement une <text:span text:style-name="Strong_20_Emphasis">vérification des données en PHP</text:span> avant de les utiliser. Cela évite qu’un utilisateur malveillant contourne la validation HTML.</text:p>
          <text:p text:style-name="P69"><text:span text:style-name="Strong_20_Emphasis"><text:span text:style-name="T16">Gestion des erreurs côté serveur</text:span></text:span></text:p>
        </text:list-header>
      </text:list>
      <text:list text:style-name="L9">
        <text:list-header>
          <text:p text:style-name="P70">Les erreurs de connexion à la base de données sont <text:span text:style-name="Strong_20_Emphasis">gérées avec try/catch</text:span> pour éviter de révéler des détails techniques en production.</text:p>
          <text:p text:style-name="P71">Les messages d’erreurs utilisateur sont <text:span text:style-name="Strong_20_Emphasis">génériques</text:span> ("Email ou mot de passe incorrect") pour ne pas révéler si l’adresse existe ou non dans la base.</text:p>
          <text:p text:style-name="P71"><text:span text:style-name="Strong_20_Emphasis"><text:span text:style-name="T16">Structure des fichiers et protection</text:span></text:span></text:p>
        </text:list-header>
      </text:list>
      <text:list text:style-name="L10">
        <text:list-header>
          <text:p text:style-name="P72">Les pages <text:span text:style-name="Source_20_Text">.php</text:span> sont placées dans des sous-<text:span text:style-name="T16">dossiers</text:span>, ce qui permet de mieux <text:span text:style-name="Strong_20_Emphasis">contrôler l'accès</text:span> à certaines parties du site.</text:p>
          <text:p text:style-name="P72"><text:soft-page-break/>Les fichiers sensibles comme ceux qui se connectent à la base de données ne sont <text:span text:style-name="Strong_20_Emphasis">jamais exposés directement</text:span> depuis les liens publics.</text:p>
        </text:list-header>
      </text:list>
      <text:p text:style-name="Text_20_body"/>
      <text:h text:style-name="Heading_20_4" text:outline-level="4"><text:span text:style-name="Strong_20_Emphasis"><text:span text:style-name="T16">Sécurité front-end basique</text:span></text:span></text:h>
      <text:p text:style-name="Standard"><text:span text:style-name="Strong_20_Emphasis"/></text:p>
      <text:list text:style-name="L11">
        <text:list-header>
          <text:p text:style-name="P73">Les pages HTML et les inputs sont <text:span text:style-name="Strong_20_Emphasis">nettoyés</text:span> pour éviter l’injection de code HTML (XSS).</text:p>
          <text:p text:style-name="P73">Les balises <text:span text:style-name="Source_20_Text">&lt;input&gt;</text:span> ne contiennent <text:span text:style-name="Strong_20_Emphasis">aucune valeur pré-remplie</text:span> (comme les mots de passe).</text:p>
          <text:p text:style-name="P73">Les liens sont structurés pour éviter les erreurs de redirection ou d’ouverture dans une nouvelle fenêtre non sécurisée.</text:p>
        </text:list-header>
      </text:list>
      <text:p text:style-name="Text_20_body"/>
      <text:p text:style-name="P13"/>
      <text:list text:continue-list="list203435577576057" text:style-name="WW8Num4">
        <text:list-item>
          <text:p text:style-name="P53" loext:marker-style-name="T5"><text:span text:style-name="T5">Décrivez une veille technologique que vous avez effectuée, sur les vulnérabilités de sécurité.</text:span></text:p>
        </text:list-item>
      </text:list>
      <text:p text:style-name="P41"><text:span text:style-name="T21">j’ai mené une veille technologique autour des </text:span><text:span text:style-name="Strong_20_Emphasis"><text:span text:style-name="T21">principales vulnérabilités de sécurité</text:span></text:span><text:span text:style-name="T21"> que l’on peut rencontrer lors du développement d’un site web. Cette démarche m’a permis d’adopter de meilleures pratiques pour sécuriser le site, notamment au niveau des formulaires de connexion et de la gestion des données utilisateur. </text:span></text:p>
      <text:p text:style-name="P57"/>
      <text:p text:style-name="P74">Pour cette veille, j’ai consulté plusieurs sources fiables :</text:p>
      <text:list text:style-name="L12">
        <text:list-item>
          <text:p text:style-name="P75">Le site de l’<text:span text:style-name="Strong_20_Emphasis">OWASP (Open Web Application Security Project)</text:span>, qui recense les 10 failles de sécurité les plus critiques du web.</text:p>
        </text:list-item>
        <text:list-item>
          <text:p text:style-name="P75">Des articles de blogs de développeurs et experts (OpenClassrooms, Stack Overflow, Blog du Hacker).</text:p>
        </text:list-item>
        <text:list-item>
          <text:p text:style-name="P75">Des vidéos YouTube pédagogiques sur les injections SQL et la faille XSS.</text:p>
        </text:list-item>
      </text:list>
      <text:p text:style-name="P57"/>
      <text:p text:style-name="P42"><draw:custom-shape text:anchor-type="char" draw:z-index="3" draw:name="Rectangle 4" draw:style-name="gr1" draw:text-style-name="P76" svg:width="18.455cm" svg:height="1.602cm" svg:x="-3.053cm" svg:y="0.651cm"><text:p/><draw:enhanced-geometry svg:viewBox="0 0 21600 21600" draw:type="rectangle" draw:enhanced-path="M 0 0 L 21600 0 21600 21600 0 21600 0 0 Z N"/></draw:custom-shape></text:p>
      <text:p text:style-name="P32"/>
      <text:p text:style-name="Standard"><text:span text:style-name="T11">Partie 3 :</text:span><text:span text:style-name="T12"> </text:span><text:span text:style-name="T11"><text:s/>Recherche</text:span></text:p>
      <text:p text:style-name="P26"/>
      <text:p text:style-name="Standard"/>
      <text:p text:style-name="P3"/>
      <text:list text:style-name="WW8Num3">
        <text:list-item>
          <text:p text:style-name="P52" loext:marker-style-name="T5">Décrivez une situation de travail ayant nécessité une recherche durant le projet à partir de site anglophone. N’oubliez pas de citer la source</text:p>
        </text:list-item>
      </text:list>
      <text:p text:style-name="P11" loext:marker-style-name="T5"><text:span text:style-name="T5"/></text:p>
      <text:p text:style-name="P12"><text:span text:style-name="T22">Au cours du développement de mon projet , j’ai rencontré une problématique technique lors de la mise en place de la page de connexion en PHP. En effet, lorsque je cliquais sur le lien menant vers le fichier </text:span><text:span text:style-name="Source_20_Text"><text:span text:style-name="T22">form.php</text:span></text:span><text:span text:style-name="T22">, au lieu d’ouvrir la page dans le navigateur comme attendu, celui-ci lançait un </text:span><text:span text:style-name="Strong_20_Emphasis"><text:span text:style-name="T22">téléchargement du fichier PHP</text:span></text:span><text:span text:style-name="T22">.</text:span></text:p>
      <text:p text:style-name="Text_20_body"><text:span text:style-name="T22">Ne comprenant pas immédiatement la cause de ce comportement, j’ai entrepris une </text:span><text:span text:style-name="Strong_20_Emphasis"><text:span text:style-name="T22">recherche sur des forums anglophones</text:span></text:span><text:span text:style-name="T22">, et notamment sur </text:span><text:span text:style-name="Strong_20_Emphasis"><text:span text:style-name="T22">Stack Overflow.</text:span></text:span></text:p>
      <text:p text:style-name="Text_20_body"><text:span text:style-name="Strong_20_Emphasis"><text:span text:style-name="T22">J’ai rapidement trouvé une discussion expliquant que ce problème se produit généralement lorsque le serveur (par exemple Apache) n’est pas correctement configuré pour interpréter le code PHP. Le serveur renvoie alors le fichier brut à télécharger au lieu de l'exécuter. Grâce à cette réponse, j’ai compris que je devais m'assurer que mon projet soit bien hébergé sur un serveur local comme XAMPP ou WAMP, qui supporte l’exécution des fichiers </text:span></text:span><text:span text:style-name="Strong_20_Emphasis"><text:span text:style-name="Source_20_Text"><text:span text:style-name="T24">.php</text:span></text:span></text:span><text:span text:style-name="Strong_20_Emphasis"><text:span text:style-name="T22">. </text:span></text:span><text:span text:style-name="Strong_20_Emphasis"><text:span text:style-name="T23">(https://stackoverflow.com/questions/11727930/why-does-browser-attempt-to-download-php-file-everytime-i-try-to-run-that-file)</text:span></text:span></text:p>
      <text:p text:style-name="P11" loext:marker-style-name="T5"/>
      <text:list text:continue-numbering="true" text:style-name="WW8Num3">
        <text:list-item>
          <text:p text:style-name="P56" loext:marker-style-name="T5"><text:span text:style-name="T5">Mentionnez l’extrait du site anglophone qui vous a aidé dans la question précédente en effectuant une traduction en français.</text:span></text:p>
          <text:p text:style-name="P56" loext:marker-style-name="T5"><text:span text:style-name="T5"/></text:p>
        </text:list-item>
      </text:list>
      <text:p text:style-name="Paragraphe_20_de_20_liste"><text:span text:style-name="T6">« </text:span><text:span text:style-name="Strong_20_Emphasis"><text:span text:style-name="T22">Tu dois d’abord télécharger Apache, je te recommande XAMPP, puis placer le fichier .PHP dans le dossier </text:span></text:span><text:span text:style-name="Strong_20_Emphasis"><text:span text:style-name="Emphasis"><text:span text:style-name="T22">htdocs</text:span></text:span></text:span><text:span text:style-name="Strong_20_Emphasis"><text:span text:style-name="T22"> fourni avec Apache. Démarre le serveur Apache, ouvre un navigateur web, puis va à l’adresse : </text:span></text:span><text:a xlink:type="simple" xlink:href="http://localhost/TONFICHIERICI.PHP" office:target-frame-name="_new" xlink:show="replace" text:style-name="Internet_20_link" text:visited-style-name="Visited_20_Internet_20_Link"><text:span text:style-name="Strong_20_Emphasis"><text:span text:style-name="T22">http://localhost/TONFICHIERICI.PHP</text:span></text:span></text:a></text:p>
      <text:p text:style-name="P19">On dirait que tu essaies d’ouvrir le fichier PHP en local sans passer par un serveur PHP :) »</text:p>
      <text:p text:style-name="P18"/>
      <text:p text:style-name="P11"/>
      <text:p text:style-name="P10"><draw:frame draw:style-name="fr1" draw:name="Cadre3" text:anchor-type="char" svg:x="-3.351cm" svg:y="0.076cm" svg:width="18.454cm" svg:height="1.602cm" draw:z-index="4"><draw:text-box><text:p text:style-name="P25"><text:s text:c="23"/></text:p><text:p text:style-name="P47"><text:span text:style-name="T11"><text:s text:c="23"/></text:span><text:span text:style-name="T4">Partie 4 :</text:span><text:span text:style-name="T14"> </text:span><text:span text:style-name="T4"><text:s/>Informations complémentaire</text:span></text:p><text:p text:style-name="P15"/><text:p text:style-name="P15"/><text:p text:style-name="P15"/><text:p text:style-name="P16"/></draw:text-box></draw:frame></text:p>
      <text:p text:style-name="P4"/>
      <text:p text:style-name="P3"/>
      <text:p text:style-name="P3"/>
      <text:p text:style-name="P3"/>
      <text:p text:style-name="P3"/>
      <text:list text:style-name="WW8Num1">
        <text:list-item>
          <text:p text:style-name="P58" loext:marker-style-name="T2">Autres ressources<text:span text:style-name="T2"/></text:p>
        </text:list-item>
      </text:list>
      <text:p text:style-name="P7"/>
      <text:list text:continue-numbering="true" text:style-name="WW8Num1">
        <text:list-item>
          <text:p text:style-name="P58" loext:marker-style-name="T2">Informations complémentaires</text:p>
        </text:list-item>
      </text:list>
      <text:p text:style-name="P6"/>
      <text:p text:style-name="P3"/>
      <text:p text:style-name="P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brito Sans Cond Book" svg:font-family="'Cabrito Sans Cond Book', Arial" style:font-family-generic="modern" style:font-pitch="variable"/>
    <style:font-face style:name="Cabrito Sans Cond Demi" svg:font-family="'Cabrito Sans Cond Demi', 'Times New Roman'" style:font-family-generic="modern" style:font-pitch="variable"/>
    <style:font-face style:name="Cabrito Sans Ext Regular" svg:font-family="'Cabrito Sans Ext Regular', Calibri" style:font-family-generic="modern"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style:shadow="none" fo:keep-with-next="always"/>
      <style:text-properties fo:color="#00b050" loext:opacity="10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loext:opacity="100%" style:font-name="Cabrito Sans Cond Demi" fo:font-family="'Cabrito Sans Cond Demi', 'Times New Roman'" style:font-family-generic="modern" style:font-pitch="variable" fo:font-size="20pt" fo:font-weight="bold" style:font-size-asian="20pt" style:font-weight-asian="bold" style:font-name-complex="Cabrito Sans Cond Demi" style:font-family-complex="'Cabrito Sans Cond Demi', 'Times New Roman'" style:font-family-generic-complex="modern" style:font-pitch-complex="variable"/>
    </style:style>
    <style:style style:name="titre2_5f_comnicia" style:display-name="titre2_comnicia" style:family="paragraph" style:parent-style-name="Standard">
      <style:paragraph-properties fo:text-align="center" style:justify-single-word="false"/>
      <style:text-properties fo:color="#595959" loext:opacity="100%" style:font-name="Cabrito Sans Ext Regular" fo:font-family="'Cabrito Sans Ext Regular', Calibri" style:font-family-generic="modern" style:font-pitch="variable" fo:font-size="18pt" fo:font-weight="bold" style:font-size-asian="18pt" style:font-weight-asian="bold" style:font-name-complex="Cabrito Sans Ext Regular" style:font-family-complex="'Cabrito Sans Ext Regular', Calibri" style:font-family-generic-complex="moder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loext:opacity="10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loext:opacity="100%"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loext:opacity="10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loext:opacity="100%"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loext:opacity="100%" fo:background-color="#e1dfdd"/>
    </style:style>
    <style:style style:name="titre1_5f_comnicia_20_Car" style:display-name="titre1_comnicia Car" style:family="text">
      <style:text-properties fo:color="#8d1818" loext:opacity="100%" style:font-name="Cabrito Sans Cond Demi" fo:font-family="'Cabrito Sans Cond Demi', 'Times New Roman'" style:font-family-generic="modern" style:font-pitch="variable" fo:font-size="20pt" fo:font-weight="bold" style:font-size-asian="20pt" style:font-weight-asian="bold" style:font-name-complex="Cabrito Sans Cond Demi" style:font-family-complex="'Cabrito Sans Cond Demi', 'Times New Roman'" style:font-family-generic-complex="modern" style:font-pitch-complex="variable"/>
    </style:style>
    <style:style style:name="titre2_5f_comnicia_20_Car" style:display-name="titre2_comnicia Car" style:family="text">
      <style:text-properties fo:color="#595959" loext:opacity="100%" style:font-name="Cabrito Sans Ext Regular" fo:font-family="'Cabrito Sans Ext Regular', Calibri" style:font-family-generic="modern" style:font-pitch="variable" fo:font-size="18pt" fo:font-weight="bold" style:font-size-asian="18pt" style:font-weight-asian="bold" style:font-name-complex="Cabrito Sans Ext Regular" style:font-family-complex="'Cabrito Sans Ext Regular', Calibri" style:font-family-generic-complex="modern" style:font-pitch-complex="variable"/>
    </style:style>
    <style:style style:name="_5f_xbe" style:display-name="_xbe"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000000" loext:opacity="1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9.png" text:anchor-type="char" svg:x="-1.007cm" svg:y="-0.714cm" svg:width="3.3cm" svg:height="1.235cm" draw:z-index="13"><draw:image xlink:href="Pictures/10000001000000CE0000004E2CF5DB4B4598BFF0.png" xlink:type="simple" xlink:show="embed" xlink:actuate="onLoad" draw:mime-type="image/png"/></draw:frame><text:tab/></text:p>
        <text:p text:style-name="Header"/>
        <text:p text:style-name="Header"/>
        <text:p text:style-name="Header"/>
        <text:p text:style-name="Header"/>
      </style:header>
      <style:footer>
        <text:p text:style-name="Standard"><text:span text:style-name="MT1">©Studi - Reproduction interdite <text:tab/><text:tab/><text:tab/><text:tab/><text:tab/> <text:s text:c="29"/>Page </text:span><text:span text:style-name="MT1"><text:page-number text:select-page="current">9</text:page-number></text:span><text:span text:style-name="MT1"><text:s/>sur </text:span><text:span text:style-name="MT1"><text:page-count style:num-format="1">9</text:page-count></text:span></text:p>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Anne Champeaux</meta:initial-creator>
    <meta:creation-date>2025-02-24T12:38:00</meta:creation-date>
    <dc:date>2025-05-20T20:34:32.837000000</dc:date>
    <meta:print-date>2021-11-18T08:45:00</meta:print-date>
    <meta:editing-cycles>6</meta:editing-cycles>
    <meta:generator>LibreOffice/7.6.0.3$Windows_X86_64 LibreOffice_project/69edd8b8ebc41d00b4de3915dc82f8f0fc3b6265</meta:generator>
    <meta:editing-duration>PT10H8M</meta:editing-duration>
    <meta:document-statistic meta:table-count="1" meta:image-count="1" meta:object-count="0" meta:page-count="9" meta:paragraph-count="114" meta:word-count="1847" meta:character-count="11808" meta:non-whitespace-character-count="10041"/>
    <meta:user-defined meta:name="NXTAG2">000800680a0000000000010282210207f7000400038000</meta:user-defined>
  </office:meta>
</office:document-meta>
</file>